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ExtractFromSources.add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configureConc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ExtractFromSources.getMapping( String p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vyExtractFromSources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vyExtractFromSources.setTo( Fil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.setPackage( String packag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addConfiguredIgnore( Ignore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xtractFromSources.addConfiguredMapping( Package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